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8" table:default-cell-style-name="Default"/>
        <table:table-column table:style-name="co1" table:default-cell-style-name="ce88"/>
        <table:table-column table:style-name="co1" table:number-columns-repeated="21" table:default-cell-style-name="Default"/>
        <table:table-row table:style-name="ro1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office:value-type="string" calcext:value-type="string">
            <text:p>Layout</text:p>
          </table:table-cell>
          <table:table-cell table:number-columns-repeated="7"/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27/7/21</text:p>
          </table:table-cell>
          <table:table-cell table:style-name="ce88" table:number-columns-repeated="4"/>
          <table:table-cell table:style-name="ce2" table:number-columns-repeated="8"/>
          <table:table-cell table:number-columns-repeated="17"/>
        </table:table-row>
        <table:table-row table:style-name="ro1">
          <table:table-cell table:style-name="ce2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number-columns-repeated="6"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  <table:table-cell/>
          <table:table-cell table:style-name="ce88" table:number-columns-repeated="2"/>
        </table:table-row>
        <table:table-row table:style-name="ro2">
          <table:table-cell table:style-name="ce88" office:value-type="string" calcext:value-type="string">
            <text:p>a</text:p>
          </table:table-cell>
          <table:table-cell table:number-columns-repeated="3" table:style-name="ce88" office:value-type="string" calcext:value-type="string">
            <text:p>70+34</text:p>
          </table:table-cell>
          <table:table-cell table:style-name="ce2"/>
          <table:table-cell table:number-columns-repeated="3" table:style-name="ce88" office:value-type="string" calcext:value-type="string">
            <text:p>35+YC003</text:p>
          </table:table-cell>
          <table:table-cell office:value-type="string" calcext:value-type="string">
            <text:p>35+29+YC003</text:p>
          </table:table-cell>
          <table:table-cell table:number-columns-repeated="2" table:style-name="ce88" office:value-type="string" calcext:value-type="string">
            <text:p>35+29+YC003</text:p>
          </table:table-cell>
          <table:table-cell table:style-name="ce2"/>
          <table:table-cell table:style-name="ce88" office:value-type="string" calcext:value-type="string">
            <text:p>35+34</text:p>
          </table:table-cell>
          <table:table-cell table:number-columns-repeated="6"/>
          <table:table-cell table:style-name="ce88"/>
          <table:table-cell table:number-columns-repeated="10"/>
        </table:table-row>
        <table:table-row table:style-name="ro2">
          <table:table-cell table:style-name="ce88" office:value-type="string" calcext:value-type="string">
            <text:p>b</text:p>
          </table:table-cell>
          <table:table-cell table:number-columns-repeated="3" table:style-name="ce88" office:value-type="string" calcext:value-type="string">
            <text:p>70+YFP+34</text:p>
          </table:table-cell>
          <table:table-cell table:style-name="ce2"/>
          <table:table-cell table:number-columns-repeated="3" table:style-name="ce88" office:value-type="string" calcext:value-type="string">
            <text:p>35+YFP+YC003</text:p>
          </table:table-cell>
          <table:table-cell office:value-type="string" calcext:value-type="string">
            <text:p>35+31+YC003</text:p>
          </table:table-cell>
          <table:table-cell table:number-columns-repeated="2" table:style-name="ce88" office:value-type="string" calcext:value-type="string">
            <text:p>35+31+YC003</text:p>
          </table:table-cell>
          <table:table-cell table:style-name="ce2"/>
          <table:table-cell table:style-name="ce88" office:value-type="string" calcext:value-type="string">
            <text:p>35+34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c</text:p>
          </table:table-cell>
          <table:table-cell table:number-columns-repeated="3" table:style-name="ce88" office:value-type="string" calcext:value-type="string">
            <text:p>70+34</text:p>
          </table:table-cell>
          <table:table-cell table:style-name="ce2"/>
          <table:table-cell table:number-columns-repeated="3" table:style-name="ce88" office:value-type="string" calcext:value-type="string">
            <text:p>35+YC003</text:p>
          </table:table-cell>
          <table:table-cell office:value-type="string" calcext:value-type="string">
            <text:p>35+33+YC003</text:p>
          </table:table-cell>
          <table:table-cell table:number-columns-repeated="2" table:style-name="ce88" office:value-type="string" calcext:value-type="string">
            <text:p>35+33+YC003</text:p>
          </table:table-cell>
          <table:table-cell table:style-name="ce2"/>
          <table:table-cell table:style-name="ce88" office:value-type="string" calcext:value-type="string">
            <text:p>35+34</text:p>
          </table:table-cell>
          <table:table-cell table:number-columns-repeated="17"/>
        </table:table-row>
        <table:table-row table:style-name="ro2">
          <table:table-cell table:style-name="ce88" office:value-type="string" calcext:value-type="string">
            <text:p>d</text:p>
          </table:table-cell>
          <table:table-cell table:number-columns-repeated="3" table:style-name="ce88" office:value-type="string" calcext:value-type="string">
            <text:p>70+YFP+34</text:p>
          </table:table-cell>
          <table:table-cell table:style-name="ce2"/>
          <table:table-cell table:number-columns-repeated="3" table:style-name="ce88" office:value-type="string" calcext:value-type="string">
            <text:p>35+YFP+YC003</text:p>
          </table:table-cell>
          <table:table-cell office:value-type="string" calcext:value-type="string">
            <text:p>35+348+YC003</text:p>
          </table:table-cell>
          <table:table-cell table:number-columns-repeated="2" table:style-name="ce88" office:value-type="string" calcext:value-type="string">
            <text:p>35+348+YC003</text:p>
          </table:table-cell>
          <table:table-cell table:style-name="ce2" table:number-columns-repeated="2"/>
          <table:table-cell table:number-columns-repeated="17"/>
        </table:table-row>
        <table:table-row table:style-name="ro2">
          <table:table-cell table:style-name="ce88" office:value-type="string" calcext:value-type="string">
            <text:p>e</text:p>
          </table:table-cell>
          <table:table-cell table:number-columns-repeated="3" table:style-name="ce88" office:value-type="string" calcext:value-type="string">
            <text:p>70+30+34</text:p>
          </table:table-cell>
          <table:table-cell table:style-name="ce2"/>
          <table:table-cell table:number-columns-repeated="3" table:style-name="ce88" office:value-type="string" calcext:value-type="string">
            <text:p>35+30+YC003</text:p>
          </table:table-cell>
          <table:table-cell office:value-type="string" calcext:value-type="string">
            <text:p>35+349+YC003</text:p>
          </table:table-cell>
          <table:table-cell table:number-columns-repeated="2" table:style-name="ce88" office:value-type="string" calcext:value-type="string">
            <text:p>35+349+YC003</text:p>
          </table:table-cell>
          <table:table-cell table:style-name="ce2" table:number-columns-repeated="2"/>
          <table:table-cell table:number-columns-repeated="17"/>
        </table:table-row>
        <table:table-row table:style-name="ro2">
          <table:table-cell table:style-name="ce88" office:value-type="string" calcext:value-type="string">
            <text:p>f</text:p>
          </table:table-cell>
          <table:table-cell table:number-columns-repeated="3" table:style-name="ce88" office:value-type="string" calcext:value-type="string">
            <text:p>70+32+34</text:p>
          </table:table-cell>
          <table:table-cell table:style-name="ce2"/>
          <table:table-cell table:number-columns-repeated="3" table:style-name="ce88" office:value-type="string" calcext:value-type="string">
            <text:p>35+32+YC003</text:p>
          </table:table-cell>
          <table:table-cell office:value-type="string" calcext:value-type="string">
            <text:p>35+351+YC003</text:p>
          </table:table-cell>
          <table:table-cell table:number-columns-repeated="2" table:style-name="ce88" office:value-type="string" calcext:value-type="string">
            <text:p>35+351+YC003</text:p>
          </table:table-cell>
          <table:table-cell table:style-name="ce2" table:number-columns-repeated="2"/>
          <table:table-cell table:number-columns-repeated="17"/>
        </table:table-row>
        <table:table-row table:style-name="ro2">
          <table:table-cell table:style-name="ce88" office:value-type="string" calcext:value-type="string">
            <text:p>g</text:p>
          </table:table-cell>
          <table:table-cell table:number-columns-repeated="3" table:style-name="ce88" office:value-type="string" calcext:value-type="string">
            <text:p>70+113+34</text:p>
          </table:table-cell>
          <table:table-cell table:style-name="ce2"/>
          <table:table-cell table:number-columns-repeated="3" table:style-name="ce88" office:value-type="string" calcext:value-type="string">
            <text:p>35+113+YC003</text:p>
          </table:table-cell>
          <table:table-cell table:style-name="ce2" table:number-columns-repeated="5"/>
          <table:table-cell table:number-columns-repeated="17"/>
        </table:table-row>
        <table:table-row table:style-name="ro2">
          <table:table-cell table:style-name="ce88" office:value-type="string" calcext:value-type="string">
            <text:p>h</text:p>
          </table:table-cell>
          <table:table-cell table:number-columns-repeated="3" table:style-name="ce88" office:value-type="string" calcext:value-type="string">
            <text:p>70+27+34</text:p>
          </table:table-cell>
          <table:table-cell table:style-name="ce2"/>
          <table:table-cell table:number-columns-repeated="3" table:style-name="ce88" office:value-type="string" calcext:value-type="string">
            <text:p>35+27+YC003</text:p>
          </table:table-cell>
          <table:table-cell table:style-name="ce2" table:number-columns-repeated="2"/>
          <table:table-cell table:style-name="ce88" table:number-columns-repeated="3"/>
          <table:table-cell table:number-columns-repeated="17"/>
        </table:table-row>
        <table:table-row table:style-name="ro1">
          <table:table-cell/>
          <table:table-cell table:style-name="ce86"/>
          <table:table-cell table:number-columns-repeated="6"/>
          <table:table-cell table:style-name="Default"/>
          <table:table-cell table:number-columns-repeated="2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 table:number-columns-repeated="8"/>
          <table:table-cell table:style-name="Default"/>
          <table:table-cell table:style-name="ce90" table:number-columns-repeated="2"/>
          <table:table-cell table:number-columns-repeated="1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1"/>
        </table:table-row>
        <table:table-row table:style-name="ro1">
          <table:table-cell/>
          <table:table-cell table:style-name="ce88"/>
          <table:table-cell table:style-name="ce30"/>
          <table:table-cell table:number-columns-repeated="2"/>
          <table:table-cell table:style-name="ce30"/>
          <table:table-cell table:number-columns-repeated="2"/>
          <table:table-cell table:style-name="ce30"/>
          <table:table-cell table:number-columns-repeated="3"/>
          <table:table-cell table:style-name="ce30"/>
          <table:table-cell table:number-columns-repeated="17"/>
        </table:table-row>
        <table:table-row table:style-name="ro1" table:number-rows-repeated="18">
          <table:table-cell table:number-columns-repeated="30"/>
        </table:table-row>
        <table:table-row table:style-name="ro1">
          <table:table-cell table:style-name="ce84"/>
          <table:table-cell table:number-columns-repeated="29"/>
        </table:table-row>
        <table:table-row table:style-name="ro3">
          <table:table-cell table:style-name="ce85"/>
          <table:table-cell table:number-columns-repeated="29"/>
        </table:table-row>
        <table:table-row table:style-name="ro1">
          <table:table-cell table:style-name="ce86"/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layou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ll_row</text:p>
          </table:table-cell>
          <table:table-cell office:value-type="string" calcext:value-type="string">
            <text:p>well_co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[input.B5]" office:value-type="string" office:string-value="70+34" calcext:value-type="string">
            <text:p>70+34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formula="of:=[input.B6]" office:value-type="string" office:string-value="70+YFP+34" calcext:value-type="string">
            <text:p>70+YFP+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[input.B7]" office:value-type="string" office:string-value="70+34" calcext:value-type="string">
            <text:p>70+34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formula="of:=[input.B8]" office:value-type="string" office:string-value="70+YFP+34" calcext:value-type="string">
            <text:p>70+YFP+34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[input.B9]" office:value-type="string" office:string-value="70+30+34" calcext:value-type="string">
            <text:p>70+30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formula="of:=[input.B10]" office:value-type="string" office:string-value="70+32+34" calcext:value-type="string">
            <text:p>70+32+3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formula="of:=[input.B11]" office:value-type="string" office:string-value="70+113+34" calcext:value-type="string">
            <text:p>70+113+3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formula="of:=[input.B12]" office:value-type="string" office:string-value="70+27+34" calcext:value-type="string">
            <text:p>70+27+3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[input.C5]" office:value-type="string" office:string-value="70+34" calcext:value-type="string">
            <text:p>70+34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input.C6]" office:value-type="string" office:string-value="70+YFP+34" calcext:value-type="string">
            <text:p>70+YFP+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[input.C7]" office:value-type="string" office:string-value="70+34" calcext:value-type="string">
            <text:p>70+34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[input.C8]" office:value-type="string" office:string-value="70+YFP+34" calcext:value-type="string">
            <text:p>70+YFP+34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[input.C9]" office:value-type="string" office:string-value="70+30+34" calcext:value-type="string">
            <text:p>70+30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[input.C10]" office:value-type="string" office:string-value="70+32+34" calcext:value-type="string">
            <text:p>70+32+3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[input.C11]" office:value-type="string" office:string-value="70+113+34" calcext:value-type="string">
            <text:p>70+113+3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formula="of:=[input.C12]" office:value-type="string" office:string-value="70+27+34" calcext:value-type="string">
            <text:p>70+27+3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[input.D5]" office:value-type="string" office:string-value="70+34" calcext:value-type="string">
            <text:p>70+34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formula="of:=[input.D6]" office:value-type="string" office:string-value="70+YFP+34" calcext:value-type="string">
            <text:p>70+YFP+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[input.D7]" office:value-type="string" office:string-value="70+34" calcext:value-type="string">
            <text:p>70+34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[input.D8]" office:value-type="string" office:string-value="70+YFP+34" calcext:value-type="string">
            <text:p>70+YFP+34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[input.D9]" office:value-type="string" office:string-value="70+30+34" calcext:value-type="string">
            <text:p>70+30+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formula="of:=[input.D10]" office:value-type="string" office:string-value="70+32+34" calcext:value-type="string">
            <text:p>70+32+3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formula="of:=[input.D11]" office:value-type="string" office:string-value="70+113+34" calcext:value-type="string">
            <text:p>70+113+3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formula="of:=[input.D12]" office:value-type="string" office:string-value="70+27+34" calcext:value-type="string">
            <text:p>70+27+3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[input.E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formula="of:=[input.E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[input.E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[input.E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[input.E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[input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[input.E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formula="of:=[input.E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formula="of:=[input.F5]" office:value-type="string" office:string-value="35+YC003" calcext:value-type="string">
            <text:p>35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formula="of:=[input.F6]" office:value-type="string" office:string-value="35+YFP+YC003" calcext:value-type="string">
            <text:p>35+YFP+YC00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[input.F7]" office:value-type="string" office:string-value="35+YC003" calcext:value-type="string">
            <text:p>35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input.F8]" office:value-type="string" office:string-value="35+YFP+YC003" calcext:value-type="string">
            <text:p>35+YFP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[input.F9]" office:value-type="string" office:string-value="35+30+YC003" calcext:value-type="string">
            <text:p>35+30+YC0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formula="of:=[input.F10]" office:value-type="string" office:string-value="35+32+YC003" calcext:value-type="string">
            <text:p>35+32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table:formula="of:=[input.F11]" office:value-type="string" office:string-value="35+113+YC003" calcext:value-type="string">
            <text:p>35+113+YC003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" calcext:value-type="float">
            <text:p>5</text:p>
          </table:table-cell>
          <table:table-cell table:formula="of:=[input.F12]" office:value-type="string" office:string-value="35+27+YC003" calcext:value-type="string">
            <text:p>35+27+YC00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[input.G5]" office:value-type="string" office:string-value="35+YC003" calcext:value-type="string">
            <text:p>35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formula="of:=[input.G6]" office:value-type="string" office:string-value="35+YFP+YC003" calcext:value-type="string">
            <text:p>35+YFP+YC00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input.G7]" office:value-type="string" office:string-value="35+YC003" calcext:value-type="string">
            <text:p>35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[input.G8]" office:value-type="string" office:string-value="35+YFP+YC003" calcext:value-type="string">
            <text:p>35+YFP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[input.G9]" office:value-type="string" office:string-value="35+30+YC003" calcext:value-type="string">
            <text:p>35+30+YC0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[input.G10]" office:value-type="string" office:string-value="35+32+YC003" calcext:value-type="string">
            <text:p>35+32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[input.G11]" office:value-type="string" office:string-value="35+113+YC003" calcext:value-type="string">
            <text:p>35+113+YC003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formula="of:=[input.G12]" office:value-type="string" office:string-value="35+27+YC003" calcext:value-type="string">
            <text:p>35+27+YC00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formula="of:=[input.H5]" office:value-type="string" office:string-value="35+YC003" calcext:value-type="string">
            <text:p>35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formula="of:=[input.H6]" office:value-type="string" office:string-value="35+YFP+YC003" calcext:value-type="string">
            <text:p>35+YFP+YC00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formula="of:=[input.H7]" office:value-type="string" office:string-value="35+YC003" calcext:value-type="string">
            <text:p>35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formula="of:=[input.H8]" office:value-type="string" office:string-value="35+YFP+YC003" calcext:value-type="string">
            <text:p>35+YFP+YC003</text:p>
          </table:table-cell>
          <table:table-cell table:style-name="ce88" office:value-type="string" calcext:value-type="string">
            <text:p>1uM_auxi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[input.H9]" office:value-type="string" office:string-value="35+30+YC003" calcext:value-type="string">
            <text:p>35+30+YC0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formula="of:=[input.H10]" office:value-type="string" office:string-value="35+32+YC003" calcext:value-type="string">
            <text:p>35+32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formula="of:=[input.H11]" office:value-type="string" office:string-value="35+113+YC003" calcext:value-type="string">
            <text:p>35+113+YC003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table:formula="of:=[input.H12]" office:value-type="string" office:string-value="35+27+YC003" calcext:value-type="string">
            <text:p>35+27+YC00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formula="of:=[input.I5]" office:value-type="string" office:string-value="35+29+YC003" calcext:value-type="string">
            <text:p>35+29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table:formula="of:=[input.I6]" office:value-type="string" office:string-value="35+31+YC003" calcext:value-type="string">
            <text:p>35+31+YC00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formula="of:=[input.I7]" office:value-type="string" office:string-value="35+33+YC003" calcext:value-type="string">
            <text:p>35+33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formula="of:=[input.I8]" office:value-type="string" office:string-value="35+348+YC003" calcext:value-type="string">
            <text:p>35+348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formula="of:=[input.I9]" office:value-type="string" office:string-value="35+349+YC003" calcext:value-type="string">
            <text:p>35+349+YC0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formula="of:=[input.I10]" office:value-type="string" office:string-value="35+351+YC003" calcext:value-type="string">
            <text:p>35+351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table:formula="of:=[input.I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table:formula="of:=[input.I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formula="of:=[input.J5]" office:value-type="string" office:string-value="35+29+YC003" calcext:value-type="string">
            <text:p>35+29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formula="of:=[input.J6]" office:value-type="string" office:string-value="35+31+YC003" calcext:value-type="string">
            <text:p>35+31+YC00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formula="of:=[input.J7]" office:value-type="string" office:string-value="35+33+YC003" calcext:value-type="string">
            <text:p>35+33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formula="of:=[input.J8]" office:value-type="string" office:string-value="35+348+YC003" calcext:value-type="string">
            <text:p>35+348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formula="of:=[input.J9]" office:value-type="string" office:string-value="35+349+YC003" calcext:value-type="string">
            <text:p>35+349+YC0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formula="of:=[input.J10]" office:value-type="string" office:string-value="35+351+YC003" calcext:value-type="string">
            <text:p>35+351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table:formula="of:=[input.J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table:formula="of:=[input.J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formula="of:=[input.K5]" office:value-type="string" office:string-value="35+29+YC003" calcext:value-type="string">
            <text:p>35+29+YC00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formula="of:=[input.K6]" office:value-type="string" office:string-value="35+31+YC003" calcext:value-type="string">
            <text:p>35+31+YC003</text:p>
          </table:table-cell>
          <table:table-cell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formula="of:=[input.K7]" office:value-type="string" office:string-value="35+33+YC003" calcext:value-type="string">
            <text:p>35+33+YC00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formula="of:=[input.K8]" office:value-type="string" office:string-value="35+348+YC003" calcext:value-type="string">
            <text:p>35+348+YC00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formula="of:=[input.K9]" office:value-type="string" office:string-value="35+349+YC003" calcext:value-type="string">
            <text:p>35+349+YC0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formula="of:=[input.K10]" office:value-type="string" office:string-value="35+351+YC003" calcext:value-type="string">
            <text:p>35+351+YC0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formula="of:=[input.K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formula="of:=[input.K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formula="of:=[input.L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table:formula="of:=[input.L6]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formula="of:=[input.L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formula="of:=[input.L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table:formula="of:=[input.L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formula="of:=[input.L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table:formula="of:=[input.L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table:formula="of:=[input.L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table:formula="of:=[input.M5]" office:value-type="string" office:string-value="35+34" calcext:value-type="string">
            <text:p>35+34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formula="of:=[input.M6]" office:value-type="string" office:string-value="35+34" calcext:value-type="string">
            <text:p>35+34</text:p>
          </table:table-cell>
          <table:table-cell/>
        </table:table-row>
        <table:table-row table:style-name="ro4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formula="of:=[input.M7]" office:value-type="string" office:string-value="35+34" calcext:value-type="string">
            <text:p>35+3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formula="of:=[input.M8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formula="of:=[input.M9]" office:value-type="float" office:value="0" calcext:value-type="float">
            <text:p>0</text:p>
          </table:table-cell>
          <table:table-cell table:style-name="ce8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formula="of:=[input.M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formula="of:=[input.M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formula="of:=[input.M12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</number:text>
      <number:fill-character> </number:fill-character>
      <number:text>-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4:33:03.470748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8T09:45:35.990628975</meta:creation-date>
    <dc:date>2021-09-27T14:34:14.529513440</dc:date>
    <meta:editing-duration>PT8H56M2S</meta:editing-duration>
    <meta:editing-cycles>39</meta:editing-cycles>
    <meta:generator>LibreOffice/7.2.0.4$Linux_X86_64 LibreOffice_project/ce769e3009755dcf0082844e386f5dca4c8ecb2f</meta:generator>
    <meta:document-statistic meta:table-count="2" meta:cell-count="395" meta:object-count="0"/>
  </office:meta>
</office:document-meta>
</file>